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Contents_20_2">
      <style:paragraph-properties fo:margin-left="0cm" fo:margin-right="0cm" fo:text-indent="0cm" style:auto-text-indent="false">
        <style:tab-stops>
          <style:tab-stop style:position="15.903cm" style:type="right" style:leader-style="dotted" style:leader-text="."/>
        </style:tab-stops>
      </style:paragraph-properties>
    </style:style>
    <style:style style:name="P2" style:family="paragraph" style:parent-style-name="Contents_20_3">
      <style:paragraph-properties fo:margin-left="0cm" fo:margin-right="0cm" fo:text-indent="0cm" style:auto-text-indent="false"/>
    </style:style>
    <style:style style:name="P3" style:family="paragraph" style:parent-style-name="Contents_20_Heading">
      <style:paragraph-properties fo:break-before="page"/>
    </style:style>
    <style:style style:name="P4" style:family="paragraph" style:parent-style-name="Frame_20_contents">
      <style:text-properties fo:color="#ffffff" loext:opacity="100%"/>
    </style:style>
    <style:style style:name="P5" style:family="paragraph" style:parent-style-name="Frame_20_contents">
      <style:paragraph-properties fo:margin-top="0.423cm" fo:margin-bottom="0.282cm" style:contextual-spacing="false"/>
    </style:style>
    <style:style style:name="P6" style:family="paragraph" style:parent-style-name="Frame_20_contents">
      <style:paragraph-properties fo:line-height="100%"/>
    </style:style>
    <style:style style:name="P7" style:family="paragraph" style:parent-style-name="Heading_20_3">
      <style:text-properties fo:color="#4472c4" loext:opacity="100%" style:font-name="Cambria" fo:font-size="18pt" fo:font-weight="bold" style:font-size-asian="18pt" style:font-weight-asian="bold" style:font-size-complex="18pt" style:font-weight-complex="bold"/>
    </style:style>
    <style:style style:name="P8" style:family="paragraph" style:parent-style-name="List_20_Paragraph" style:list-style-name="WWNum2"/>
    <style:style style:name="P9" style:family="paragraph" style:parent-style-name="Standard">
      <style:text-properties fo:language="en" fo:country="US"/>
    </style:style>
    <style:style style:name="P10" style:family="paragraph" style:parent-style-name="Standard">
      <style:paragraph-properties fo:text-align="justify" style:justify-single-word="false"/>
    </style:style>
    <style:style style:name="P11" style:family="paragraph" style:parent-style-name="Standard" style:master-page-name="Standard">
      <style:paragraph-properties fo:margin-top="62.435cm" fo:margin-bottom="0.282cm" style:contextual-spacing="false" style:page-number="0"/>
    </style:style>
    <style:style style:name="P12" style:family="paragraph">
      <loext:graphic-properties draw:fill="none"/>
      <style:paragraph-properties fo:text-align="start"/>
      <style:text-properties fo:font-size="18pt"/>
    </style:style>
    <style:style style:name="P13" style:family="paragraph">
      <loext:graphic-properties draw:fill="solid" draw:fill-color="#4472c4"/>
      <style:paragraph-properties fo:text-align="start"/>
      <style:text-properties fo:font-size="18pt"/>
    </style:style>
    <style:style style:name="P14" style:family="paragraph">
      <loext:graphic-properties draw:fill="solid" draw:fill-color="#44546a"/>
      <style:paragraph-properties fo:text-align="start"/>
      <style:text-properties fo:color="#ffffff" loext:opacity="100%" fo:font-size="18pt"/>
    </style:style>
    <style:style style:name="P15" style:family="paragraph">
      <loext:graphic-properties draw:fill="solid" draw:fill-color="#ffffff"/>
      <style:paragraph-properties fo:text-align="start"/>
      <style:text-properties fo:font-size="18pt"/>
    </style:style>
    <style:style style:name="P16" style:family="paragraph">
      <loext:graphic-properties draw:fill="gradient" draw:fill-gradient-name="Gradient_20_1"/>
      <style:paragraph-properties fo:text-align="start"/>
      <style:text-properties fo:color="#ffffff" loext:opacity="100%" fo:font-size="18pt"/>
    </style:style>
    <style:style style:name="T1" style:family="text">
      <style:text-properties fo:color="#44546a" loext:opacity="100%" fo:font-size="16pt" fo:language="en" fo:country="IN" style:font-size-asian="16pt" style:font-size-complex="16pt"/>
    </style:style>
    <style:style style:name="T2" style:family="text">
      <style:text-properties fo:color="#44546a" loext:opacity="100%" style:font-name="Calibri Light" fo:font-size="16pt" style:font-name-asian="F" style:font-size-asian="16pt" style:font-name-complex="F" style:font-size-complex="16pt"/>
    </style:style>
    <style:style style:name="T3" style:family="text">
      <style:text-properties fo:color="#4472c4" loext:opacity="100%" style:font-name="Calibri Light" fo:font-size="36pt" style:font-name-asian="F" style:font-size-asian="36pt" style:font-name-complex="F" style:font-size-complex="36pt"/>
    </style:style>
    <style:style style:name="T4" style:family="text">
      <style:text-properties fo:color="#4472c4" loext:opacity="100%" style:font-name="Calibri Light" fo:font-size="36pt" style:font-name-asian="F" style:font-size-asian="36pt" style:font-name-complex="F" style:font-size-complex="72pt"/>
    </style:style>
    <style:style style:name="T5" style:family="text">
      <style:text-properties fo:color="#4472c4" loext:opacity="100%" style:font-name="Cambria" fo:font-size="18pt" fo:font-weight="bold" style:font-size-asian="18pt" style:font-weight-asian="bold" style:font-size-complex="18pt" style:font-weight-complex="bold"/>
    </style:style>
    <style:style style:name="T6" style:family="text">
      <style:text-properties style:font-name="Cambria" fo:font-weight="bold" style:font-weight-asian="bold" style:font-weight-complex="bold"/>
    </style:style>
    <style:style style:name="T7" style:family="text">
      <style:text-properties text:display="true"/>
    </style:style>
    <style:style style:name="T8" style:family="text">
      <style:text-properties style:font-name-asian="F" style:language-asian="en" style:country-asian="IN"/>
    </style:style>
    <style:style style:name="T9" style:family="text">
      <style:text-properties style:use-window-font-color="true" loext:opacity="0%" style:font-name="Cambria" fo:font-size="16pt" fo:font-weight="bold" style:font-size-asian="16pt" style:font-weight-asian="bold" style:font-size-complex="16pt" style:font-weight-complex="bold"/>
    </style:style>
    <style:style style:name="T10" style:family="text">
      <style:text-properties style:use-window-font-color="true" loext:opacity="0%" fo:font-weight="bold" style:font-weight-asian="bold" style:font-weight-complex="bold"/>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018cm" draw:fill="none" draw:textarea-vertical-align="bottom" draw:auto-grow-height="true" fo:min-height="0cm" fo:min-width="0cm" fo:padding-top="0.127cm" fo:padding-bottom="0.127cm" fo:padding-left="0.254cm" fo:padding-right="0.254cm" fo:wrap-option="wrap" fo:margin-left="0.318cm" fo:margin-right="0.318cm" fo:margin-top="0cm" fo:margin-bottom="0cm"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style:style>
    <style:style style:name="gr2" style:family="graphic">
      <style:graphic-properties draw:stroke="none" svg:stroke-width="0.035cm" draw:stroke-linejoin="miter" svg:stroke-linecap="butt" draw:fill="solid" draw:fill-color="#4472c4" draw:textarea-vertical-align="top" draw:auto-grow-height="false" fo:min-height="0.081cm" fo:min-width="7.475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loext:rel-width-rel="page"/>
    </style:style>
    <style:style style:name="gr3" style:family="graphic" style:parent-style-name="Frame">
      <style:graphic-properties draw:stroke="none" svg:stroke-width="0.018cm" draw:fill="none" draw:textarea-vertical-align="top" draw:auto-grow-height="true" fo:min-height="0cm" fo:min-width="0cm" fo:padding-top="0.127cm" fo:padding-bottom="0.127cm" fo:padding-left="0.254cm" fo:padding-right="0.254cm" fo:wrap-option="wrap" fo:margin-left="0.318cm" fo:margin-right="0.318cm" fo:margin-top="0cm" fo:margin-bottom="0cm"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4" style:family="graphic" style:parent-style-name="Frame">
      <style:graphic-properties draw:stroke="none" svg:stroke-width="0.035cm" draw:stroke-linejoin="miter" svg:stroke-linecap="butt" draw:fill="solid" draw:fill-color="#44546a" draw:textarea-vertical-align="bottom" draw:auto-grow-height="false" fo:min-height="7.555cm" fo:min-width="6.96cm" fo:padding-top="0.508cm" fo:padding-bottom="1.016cm" fo:padding-left="0.508cm" fo:padding-right="0.508cm" fo:wrap-option="wrap"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loext:rel-width-rel="page" loext:rel-height-rel="page"/>
    </style:style>
    <style:style style:name="gr5" style:family="graphic">
      <style:graphic-properties draw:stroke="solid" svg:stroke-width="0.044cm" svg:stroke-color="#767171" draw:stroke-linejoin="miter" svg:stroke-linecap="butt" draw:fill="solid" draw:fill-color="#ffffff" draw:textarea-vertical-align="top" draw:auto-grow-height="false" fo:min-height="20.89cm" fo:min-width="8.077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loext:rel-width-rel="page" loext:rel-height-rel="page"/>
    </style:style>
    <style:style style:name="gr6" style:family="graphic" style:parent-style-name="Frame">
      <style:graphic-properties draw:stroke="none" svg:stroke-width="0.035cm" draw:stroke-linejoin="miter" svg:stroke-linecap="butt" draw:fill="gradient" draw:fill-gradient-name="Gradient_20_1" draw:textarea-vertical-align="middle" draw:auto-grow-height="false" fo:min-height="28.499cm" fo:min-width="18.958cm" fo:padding-top="0.127cm" fo:padding-bottom="0.127cm" fo:padding-left="0.762cm" fo:padding-right="0.762cm" fo:wrap-option="wrap" fo:margin-left="0cm" fo:margin-right="0.004cm" fo:margin-top="0cm" fo:margin-bottom="0.004cm" style:run-through="background" style:wrap="run-through" style:number-wrapped-paragraphs="no-limit" style:vertical-pos="middle" style:vertical-rel="page" style:horizontal-pos="center" style:horizontal-rel="page" draw:wrap-influence-on-position="once-concurrent" loext:allow-overlap="true" style:flow-with-text="false" loext:rel-width-rel="page" loext:rel-height-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raw:custom-shape text:anchor-type="char" style:rel-width="36%" draw:z-index="5" draw:name="Text Box 465" draw:style-name="gr1" draw:text-style-name="P12" svg:width="7.744cm" svg:height="2.319cm" svg:x="9.555cm" svg:y="19.602cm"><text:p text:style-name="No_20_Spacing"><text:span text:style-name="T1">manikashukla21@gmail.com</text:span></text:p><text:p text:style-name="Frame_20_contents"/><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36%" style:rel-height="28%" draw:z-index="3" draw:name="Text Box 470" draw:style-name="gr3" draw:text-style-name="P12" svg:width="7.742cm" svg:height="4.763cm" svg:x="9.555cm" svg:y="10.395cm"><text:p text:style-name="P6"><text:span text:style-name="T3">EnTire HR Application</text:span></text:p><text:p text:style-name="Frame_20_contents"><text:span text:style-name="T2">[Document subtitle]</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95%" style:rel-height="95%" draw:z-index="0" draw:name="Rectangle 466" draw:style-name="gr6" draw:text-style-name="P16" svg:width="20.481cm" svg:height="28.752cm" svg:x="0.259cm" svg:y="0.474cm"><text:p text:style-name="P4"/><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37%" style:rel-height="30%" draw:z-index="2" draw:name="Rectangle 467" draw:style-name="gr4" draw:text-style-name="P14" svg:width="7.975cm" svg:height="9.078cm" svg:x="9.555cm" svg:y="0.741cm"><text:p text:style-name="P5"/><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40%" style:rel-height="70%" draw:z-index="1" draw:name="Rectangle 468" draw:style-name="gr5" draw:text-style-name="P15" svg:width="8.577cm" svg:height="21.139cm" svg:x="9.239cm" svg:y="0.743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37%" draw:z-index="4" draw:name="Rectangle 469" draw:style-name="gr2" draw:text-style-name="P13" svg:width="7.975cm" svg:height="0.331cm" svg:x="9.555cm" svg:y="20.493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soft-page-break/></text:p>
      <text:p text:style-name="Standard"/>
      <text:table-of-content text:style-name="Sect1" text:protected="true" text:name="Table of Contents1">
        <text:table-of-content-source text:outline-level="3" text:use-index-marks="false">
          <text:index-title-template text:style-name="Contents_20_Heading">Contents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3">Contents</text:p>
            <text:p text:style-name="P9"/>
          </text:index-title>
          <text:p text:style-name="P2"><text:a xlink:type="simple" xlink:href="#_Toc125453036" text:style-name="Index_20_Link" text:visited-style-name="Index_20_Link"><text:span text:style-name="T6">Introduction</text:span></text:a><text:a xlink:type="simple" xlink:href="#_Toc125453036" text:style-name="Index_20_Link" text:visited-style-name="Index_20_Link"><text:span text:style-name="T7"><text:tab/>1</text:span></text:a></text:p>
          <text:p text:style-name="P1"><text:a xlink:type="simple" xlink:href="#_Toc125453037" text:style-name="Index_20_Link" text:visited-style-name="Index_20_Link"><text:span text:style-name="T6">Product Overview</text:span></text:a><text:a xlink:type="simple" xlink:href="#_Toc125453037" text:style-name="Index_20_Link" text:visited-style-name="Index_20_Link"><text:span text:style-name="T7"><text:tab/>1</text:span></text:a></text:p>
          <text:p text:style-name="P2"><text:a xlink:type="simple" xlink:href="#_Toc125453038" text:style-name="Index_20_Link" text:visited-style-name="Index_20_Link">Salient Features of the Application</text:a><text:a xlink:type="simple" xlink:href="#_Toc125453038" text:style-name="Index_20_Link" text:visited-style-name="Index_20_Link"><text:span text:style-name="T7"><text:tab/>1</text:span></text:a></text:p>
          <text:p text:style-name="Standard"/>
        </text:index-body>
      </text:table-of-content>
      <text:h text:style-name="P7" text:outline-level="3"/>
      <text:h text:style-name="Heading_20_3" text:outline-level="3"><text:bookmark-start text:name="_Toc125453036"/><text:span text:style-name="T5">Introduction</text:span><text:bookmark-end text:name="_Toc125453036"/></text:h>
      <text:p text:style-name="Standard"/>
      <text:p text:style-name="P10">EnTireHR application is a true end-to-end ERP (Enterprise Resource Planning) software created to handle recruitment, allocation, compliance, marketing and finance with single database. This workforce application is cloud based which provides flexibility and freedom while making the whole process on filing shifts, paying staffs, and invoicing clients faster and more accurate.</text:p>
      <text:p text:style-name="Standard"/>
      <text:p text:style-name="Standard"/>
      <text:h text:style-name="Heading_20_2" text:outline-level="2"><text:span text:style-name="T9">Product Overview</text:span></text:h>
      <text:p text:style-name="Standard"/>
      <text:p text:style-name="List_20_Paragraph">EntireHR Workforce application provides an efficient platform between clients and workers. This application is very easy to use and it updates with time for better user experience. Application is integrated mobile application for the clients, workers and the internal employees. The application makes every process and procedure more engaging and user friendly for the clients and for the workers. It creates a communication and provides important information to groups, individual, or entire database for free.</text:p>
      <text:p text:style-name="List_20_Paragraph"/>
      <text:p text:style-name="Standard"/>
      <text:p text:style-name="Standard"/>
      <text:h text:style-name="Heading_20_3" text:outline-level="3"><text:bookmark-start text:name="_Toc125453038"/><text:span text:style-name="T10">Salient Features of the Application</text:span><text:bookmark-end text:name="_Toc125453038"/></text:h>
      <text:p text:style-name="Standard"/>
      <text:list xml:id="list2871503319" text:style-name="WWNum2">
        <text:list-item>
          <text:p text:style-name="P8">EnTireHR is an integrated mobile application for clients, workers, and internal employees. </text:p>
        </text:list-item>
        <text:list-item>
          <text:p text:style-name="P8"><text:soft-page-break/>With the help of this application, you can easily view job schedules right from the mobile phone. </text:p>
        </text:list-item>
        <text:list-item>
          <text:p text:style-name="P8">It updates the temporary and permanent availability in no time.</text:p>
        </text:list-item>
        <text:list-item>
          <text:p text:style-name="P8"><text:s/>It instantly notifies of any changes with GPS check-in/check-out time.</text:p>
        </text:list-item>
        <text:list-item>
          <text:p text:style-name="P8"><text:s/>The application provides one touch acceptance which means the user can view the shifts and accept or reject with just one touch.</text:p>
        </text:list-item>
        <text:list-item>
          <text:p text:style-name="P8"><text:s/>It provides the ease to read, accept, and sign digital policies. If a client updates any policy, a worker would be notified.</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Wingdings" svg:font-family="Wingdings" style:font-charset="x-symbol"/>
  </office:font-face-decls>
  <office:styles>
    <draw:gradient draw:name="Gradient_20_1" draw:display-name="Gradient 1" draw:style="linear" draw:start-color="#dae3f3" draw:end-color="#8faadc" draw:start-intensity="100%" draw:end-intensity="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I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text-properties fo:language="en" fo:country="US" style:font-name-asian="F" style:font-family-generic-asian="system" style:font-pitch-asian="variabl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fo:language="en" fo:country="US"/>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align="justify" style:justify-single-word="false" fo:text-indent="0cm" style:auto-text-indent="false">
        <style:tab-stops>
          <style:tab-stop style:position="15.903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No_20_Spacing_20_Char" style:display-name="No Spacing Char" style:family="text" style:parent-style-name="Default_20_Paragraph_20_Font">
      <style:text-properties fo:language="en" fo:country="US" style:font-name-asian="F" style:font-family-generic-asian="system" style:font-pitch-asian="variable"/>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nTire HR Application</dc:title>
    <meta:initial-creator>poojakaushik06@gmail.com</meta:initial-creator>
    <dc:creator>poojakaushik06@gmail.com</dc:creator>
    <meta:editing-cycles>3</meta:editing-cycles>
    <meta:creation-date>2023-01-24T17:23:00</meta:creation-date>
    <dc:date>2023-01-25T04:56:00</dc:date>
    <meta:editing-duration>PT4M</meta:editing-duration>
    <meta:generator>LibreOffice/7.2.7.2$Linux_X86_64 LibreOffice_project/20$Build-2</meta:generator>
    <meta:document-statistic meta:table-count="0" meta:image-count="0" meta:object-count="0" meta:page-count="4" meta:paragraph-count="18" meta:word-count="251" meta:character-count="1675" meta:non-whitespace-character-count="1443"/>
    <meta:user-defined meta:name="AppVersion">16.0000</meta:user-defined>
    <meta:template xlink:type="simple" xlink:actuate="onRequest" xlink:title="Normal" xlink:href=""/>
  </office:meta>
</office:document-meta>
</file>